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2.69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2.4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0.2508in"/>
    </style:style>
    <style:style style:name="co12" style:family="table-column">
      <style:table-column-properties fo:break-before="auto" style:column-width="1.5181in"/>
    </style:style>
    <style:style style:name="co13" style:family="table-column">
      <style:table-column-properties fo:break-before="auto" style:column-width="1.1252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11in" fo:break-before="auto" style:use-optimal-row-height="true"/>
    </style:style>
    <style:style style:name="ro3" style:family="table-row">
      <style:table-row-properties style:row-height="0.14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="none"/>
      <style:text-properties fo:font-size="6pt" style:font-size-asian="6pt" style:font-size-complex="6pt"/>
    </style:style>
    <style:style style:name="ce9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fo:border-left="0.0008in solid #000000" fo:border-right="none" fo:border-top="none"/>
      <style:text-properties fo:color="#000000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style:use-window-font-color="true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/>
    </style:style>
    <style:style style:name="ce13" style:family="table-cell" style:parent-style-name="Default">
      <style:text-properties style:use-window-font-color="true" fo:font-size="6pt" style:font-size-asian="6pt" style:font-size-complex="6pt"/>
    </style:style>
    <style:style style:name="ce14" style:family="table-cell" style:parent-style-name="Defaul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none" fo:border-left="0.0008in solid #000000" fo:border-right="none" fo:border-top="0.0008in solid #000000"/>
      <style:text-properties style:use-window-font-color="true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0.0008in solid #000000"/>
      <style:text-properties style:use-window-font-color="true"/>
    </style:style>
    <style:style style:name="ce19" style:family="table-cell" style:parent-style-name="Default">
      <style:table-cell-properties fo:border="none"/>
      <style:text-properties style:use-window-font-color="true"/>
    </style:style>
    <style:style style:name="ce20" style:family="table-cell" style:parent-style-name="Default">
      <style:table-cell-properties fo:border="none"/>
      <style:text-properties fo:color="#000000"/>
    </style:style>
    <style:style style:name="ce21" style:family="table-cell" style:parent-style-name="Default">
      <style:table-cell-properties fo:border-bottom="0.0008in solid #000000" fo:border-left="none" fo:border-right="none" fo:border-top="none"/>
      <style:text-properties style:use-window-font-color="true"/>
    </style:style>
    <style:style style:name="ce22" style:family="table-cell" style:parent-style-name="Default">
      <style:table-cell-properties fo:border="none"/>
      <style:text-properties fo:color="#ff0000" fo:font-size="6pt" style:font-size-asian="6pt" style:font-size-complex="6pt"/>
    </style:style>
    <style:style style:name="ce23" style:family="table-cell" style:parent-style-name="Default">
      <style:table-cell-properties fo:border="none"/>
      <style:text-properties fo:color="#ff0000" fo:font-size="8pt" style:font-size-asian="8pt" style:font-size-complex="8pt"/>
    </style:style>
    <style:style style:name="ce24" style:family="table-cell" style:parent-style-name="Default">
      <style:table-cell-properties fo:border-bottom="none" fo:border-left="none" fo:border-right="none" fo:border-top="0.0008in solid #000000"/>
      <style:text-properties fo:color="#000000"/>
    </style:style>
    <style:style style:name="ce25" style:family="table-cell" style:parent-style-name="Default">
      <style:text-properties fo:color="#ff0000"/>
    </style:style>
    <style:style style:name="ce26" style:family="table-cell" style:parent-style-name="Default">
      <style:text-properties style:use-window-font-color="true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fo:border-bottom="0.0008in solid #000000" fo:border-left="none" fo:border-right="none" fo:border-top="none"/>
      <style:text-properties fo:color="#000000"/>
    </style:style>
    <style:style style:name="ce29" style:family="table-cell" style:parent-style-name="Default">
      <style:text-properties fo:color="#ff0000" fo:font-size="6pt" style:font-size-asian="6pt" style:font-size-complex="6pt"/>
    </style:style>
    <style:style style:name="ce30" style:family="table-cell" style:parent-style-name="Default">
      <style:text-properties fo:color="#ff0000" fo:font-size="8pt" style:font-size-asian="8pt" style:font-size-complex="8pt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ext-properties style:use-window-font-color="tru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fo:border-bottom="none" fo:border-left="none" fo:border-right="0.0008in solid #000000" fo:border-top="0.0008in solid #000000"/>
    </style:style>
    <style:style style:name="ce45" style:family="table-cell" style:parent-style-name="Default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0.0008in solid #000000" fo:border-left="none" fo:border-right="0.0008in solid #000000" fo:border-top="none"/>
    </style:style>
    <style:style style:name="ce47" style:family="table-cell" style:parent-style-name="Default">
      <style:table-cell-properties fo:border="none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none" fo:border-right="0.0008in solid #000000" fo:border-top="none"/>
      <style:text-properties fo:color="#000000"/>
    </style:style>
    <style:style style:name="ce49" style:family="table-cell" style:parent-style-name="Default">
      <style:table-cell-properties fo:border-bottom="none" fo:border-left="none" fo:border-right="0.0008in solid #000000" fo:border-top="none"/>
      <style:text-properties style:use-window-font-color="true"/>
    </style:style>
    <style:style style:name="ce50" style:family="table-cell" style:parent-style-name="Default">
      <style:table-cell-properties fo:border-bottom="0.0008in solid #000000" fo:border-left="none" fo:border-right="0.0008in solid #000000" fo:border-top="none"/>
      <style:text-properties fo:color="#000000"/>
    </style:style>
    <style:style style:name="ce51" style:family="table-cell" style:parent-style-name="Default">
      <style:text-properties fo:color="#000000" fo:font-size="6pt" style:font-size-asian="6pt" style:font-size-complex="6pt"/>
    </style:style>
    <style:style style:name="ce52" style:family="table-cell" style:parent-style-name="Default">
      <style:text-properties fo:color="#000000" fo:font-size="8pt" style:font-size-asian="8pt" style:font-size-complex="8pt"/>
    </style:style>
    <style:style style:name="ce53" style:family="table-cell" style:parent-style-name="Default">
      <style:table-cell-properties fo:border-bottom="0.0008in solid #000000" fo:border-left="none" fo:border-right="0.0008in solid #000000" fo:border-top="none"/>
      <style:text-properties style:use-window-font-color="true"/>
    </style:style>
    <style:style style:name="ce54" style:family="table-cell" style:parent-style-name="Default">
      <style:table-cell-properties fo:border-bottom="none" fo:border-left="none" fo:border-right="0.0008in solid #000000" fo:border-top="0.0008in solid #000000"/>
      <style:text-properties style:use-window-font-color="true"/>
    </style:style>
    <style:style style:name="ce55" style:family="table-cell" style:parent-style-name="Default">
      <style:text-properties fo:color="#0000ff"/>
    </style:style>
    <style:style style:name="ce56" style:family="table-cell" style:parent-style-name="Default" style:data-style-name="N126"/>
    <style:style style:name="ce5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S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27"/>
        <table:table-column table:style-name="co4" table:default-cell-style-name="ce33"/>
        <table:table-column table:style-name="co5" table:default-cell-style-name="ce33"/>
        <table:table-column table:style-name="co6" table:default-cell-style-name="ce45"/>
        <table:table-column table:style-name="co7" table:number-columns-repeated="250" table:default-cell-style-name="Default"/>
        <table:table-row table:style-name="ro1">
          <table:table-cell/>
          <table:table-cell table:style-name="ce3" office:value-type="string">
            <text:p>Xr-B5 – Ultra-low cost Fire Fighting Robot</text:p>
          </table:table-cell>
          <table:table-cell table:style-name="Default" table:number-columns-repeated="4"/>
          <table:table-cell table:number-columns-repeated="250"/>
        </table:table-row>
        <table:table-row table:style-name="ro2">
          <table:table-cell table:style-name="ce1" table:number-columns-repeated="256"/>
        </table:table-row>
        <table:table-row table:style-name="ro3">
          <table:table-cell table:style-name="ce2"/>
          <table:table-cell table:style-name="ce4" office:value-type="string">
            <text:p>FRAME AND MOTORS</text:p>
          </table:table-cell>
          <table:table-cell table:style-name="ce2" table:number-columns-repeated="254"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18" office:value-type="string">
            <text:p>MESH CRATE, 8x7”, BLACK</text:p>
          </table:table-cell>
          <table:table-cell table:style-name="ce32" office:value-type="float" office:value="1.29">
            <text:p><text:s/>$1.29 </text:p>
          </table:table-cell>
          <table:table-cell table:style-name="ce32" table:formula="oooc:=[.D4]*[.B4]" office:value-type="float" office:value="1.29">
            <text:p><text:s/>$1.29 </text:p>
          </table:table-cell>
          <table:table-cell table:style-name="ce44" office:value-type="string">
            <text:p>CHRISTMAS TREE SHOPS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19" office:value-type="string">
            <text:p>#4-40 x3/8” SCREW &amp; NUT</text:p>
          </table:table-cell>
          <table:table-cell table:formula="oooc:=0.98/10" office:value-type="float" office:value="0.098">
            <text:p><text:s/>$0.10 </text:p>
          </table:table-cell>
          <table:table-cell table:formula="oooc:=[.D5]*[.B5]" office:value-type="float" office:value="0.49">
            <text:p><text:s/>$0.49 </text:p>
          </table:table-cell>
          <table:table-cell office:value-type="string">
            <text:p>HOME DEPOT 27431 ($0.98/10)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0" office:value-type="string">
            <text:p>STANDOFF, #4, 1-3/4”L (4PK)</text:p>
          </table:table-cell>
          <table:table-cell office:value-type="float" office:value="1.99">
            <text:p><text:s/>$1.99 </text:p>
          </table:table-cell>
          <table:table-cell table:formula="oooc:=[.D6]*[.B6]" office:value-type="float" office:value="1.99">
            <text:p><text:s/>$1.99 </text:p>
          </table:table-cell>
          <table:table-cell office:value-type="string">
            <text:p>BUDGET ROBOTICS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19" office:value-type="string">
            <text:p>MOTORS (141:1 w/ENCODERS) 88RPM</text:p>
          </table:table-cell>
          <table:table-cell office:value-type="float" office:value="7.95">
            <text:p><text:s/>$7.95 </text:p>
          </table:table-cell>
          <table:table-cell table:formula="oooc:=[.D7]*[.B7]" office:value-type="float" office:value="15.9">
            <text:p><text:s/>$15.90 </text:p>
          </table:table-cell>
          <table:table-cell office:value-type="string">
            <text:p>BG MOT1058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9" office:value-type="string">
            <text:p>2.75" WHEELS (pr.)</text:p>
          </table:table-cell>
          <table:table-cell office:value-type="float" office:value="5.13">
            <text:p><text:s/>$5.13 </text:p>
          </table:table-cell>
          <table:table-cell table:formula="oooc:=[.D8]*[.B8]" office:value-type="float" office:value="5.13">
            <text:p><text:s/>$5.13 </text:p>
          </table:table-cell>
          <table:table-cell office:value-type="string">
            <text:p>TROSSEN M-400-30-SH-NFT-06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9" office:value-type="string">
            <text:p>3mm MOUNTING HUBS (pr.)</text:p>
          </table:table-cell>
          <table:table-cell office:value-type="float" office:value="8">
            <text:p><text:s/>$8.00 </text:p>
          </table:table-cell>
          <table:table-cell table:formula="oooc:=[.D9]*[.B9]" office:value-type="float" office:value="8">
            <text:p><text:s/>$8.00 </text:p>
          </table:table-cell>
          <table:table-cell office:value-type="string">
            <text:p>TROSSEN M-400-30-SH-HUB-07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20" office:value-type="string">
            <text:p>4” NYLON WIRE TIES</text:p>
          </table:table-cell>
          <table:table-cell table:formula="oooc:=2.49/30" office:value-type="float" office:value="0.083">
            <text:p><text:s/>$0.08 </text:p>
          </table:table-cell>
          <table:table-cell table:formula="oooc:=[.D10]*[.B10]" office:value-type="float" office:value="0.415">
            <text:p><text:s/>$0.42 </text:p>
          </table:table-cell>
          <table:table-cell office:value-type="string">
            <text:p>RADIO SHACK 278-1632 ($2.49/30)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9" office:value-type="string">
            <text:p>1” TAMIYA CASTER</text:p>
          </table:table-cell>
          <table:table-cell table:formula="oooc:=5.99/2" office:value-type="float" office:value="2.995">
            <text:p><text:s/>$3.00 </text:p>
          </table:table-cell>
          <table:table-cell table:formula="oooc:=[.D11]*[.B11]" office:value-type="float" office:value="2.995">
            <text:p><text:s/>$3.00 </text:p>
          </table:table-cell>
          <table:table-cell office:value-type="string">
            <text:p>POLOLU ($5.99/2)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0" office:value-type="string">
            <text:p>8”x8” ALUM FLASHING (HALF)</text:p>
          </table:table-cell>
          <table:table-cell table:formula="oooc:=0.54/2" office:value-type="float" office:value="0.27">
            <text:p><text:s/>$0.27 </text:p>
          </table:table-cell>
          <table:table-cell table:formula="oooc:=[.D12]*[.B12]" office:value-type="float" office:value="0.27">
            <text:p><text:s/>$0.27 </text:p>
          </table:table-cell>
          <table:table-cell office:value-type="string">
            <text:p>HOME DEPOT 68-708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21" office:value-type="string">
            <text:p>HS-311 SERVO</text:p>
          </table:table-cell>
          <table:table-cell table:style-name="ce34" office:value-type="float" office:value="8.99">
            <text:p><text:s/>$8.99 </text:p>
          </table:table-cell>
          <table:table-cell table:style-name="ce34" table:formula="oooc:=[.D13]*[.B13]" office:value-type="float" office:value="8.99">
            <text:p><text:s/>$8.99 </text:p>
          </table:table-cell>
          <table:table-cell table:style-name="ce46" office:value-type="string">
            <text:p>SERVO CITY</text:p>
          </table:table-cell>
          <table:table-cell table:number-columns-repeated="250"/>
        </table:table-row>
        <table:table-row table:style-name="ro2">
          <table:table-cell table:style-name="ce1"/>
          <table:table-cell table:style-name="ce8"/>
          <table:table-cell table:style-name="ce22"/>
          <table:table-cell table:style-name="ce35" table:number-columns-repeated="2"/>
          <table:table-cell table:style-name="ce8"/>
          <table:table-cell table:style-name="ce1" table:number-columns-repeated="250"/>
        </table:table-row>
        <table:table-row table:style-name="ro3">
          <table:table-cell table:style-name="ce2"/>
          <table:table-cell table:style-name="ce9" office:value-type="string">
            <text:p>SENSORY</text:p>
          </table:table-cell>
          <table:table-cell table:style-name="ce23"/>
          <table:table-cell table:style-name="ce36" table:number-columns-repeated="2"/>
          <table:table-cell table:style-name="ce47"/>
          <table:table-cell table:style-name="ce2" table:number-columns-repeated="250"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24" office:value-type="string">
            <text:p>GP2D12 IR RANGER</text:p>
          </table:table-cell>
          <table:table-cell table:style-name="ce32" office:value-type="float" office:value="8.25">
            <text:p><text:s/>$8.25 </text:p>
          </table:table-cell>
          <table:table-cell table:style-name="ce32" table:formula="oooc:=[.D16]*[.B16]" office:value-type="float" office:value="8.25">
            <text:p><text:s/>$8.25 </text:p>
          </table:table-cell>
          <table:table-cell table:style-name="ce44" office:value-type="string">
            <text:p>JUNUN</text:p>
          </table:table-cell>
          <table:table-cell table:number-columns-repeated="250"/>
        </table:table-row>
        <table:table-row table:style-name="ro4" table:visibility="collapse">
          <table:table-cell/>
          <table:table-cell office:value-type="float" office:value="0">
            <text:p>0</text:p>
          </table:table-cell>
          <table:table-cell table:style-name="ce25" office:value-type="string">
            <text:p>UV LED</text:p>
          </table:table-cell>
          <table:table-cell office:value-type="float" office:value="0.95">
            <text:p><text:s/>$0.95 </text:p>
          </table:table-cell>
          <table:table-cell table:formula="oooc:=[.D17]*[.B17]" office:value-type="float" office:value="0">
            <text:p><text:s/>$- </text:p>
          </table:table-cell>
          <table:table-cell office:value-type="string">
            <text:p>SF COM-08662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6" office:value-type="string">
            <text:p>3-PIN JST CABLE</text:p>
          </table:table-cell>
          <table:table-cell office:value-type="float" office:value="1.1">
            <text:p><text:s/>$1.10 </text:p>
          </table:table-cell>
          <table:table-cell table:formula="oooc:=[.D18]*[.B18]" office:value-type="float" office:value="1.1">
            <text:p><text:s/>$1.10 </text:p>
          </table:table-cell>
          <table:table-cell office:value-type="string">
            <text:p>JUNUN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GP2Y0D340K IR RANGER</text:p>
          </table:table-cell>
          <table:table-cell office:value-type="float" office:value="6">
            <text:p><text:s/>$6.00 </text:p>
          </table:table-cell>
          <table:table-cell table:formula="oooc:=[.D19]*[.B19]" office:value-type="float" office:value="6">
            <text:p><text:s/>$6.00 </text:p>
          </table:table-cell>
          <table:table-cell table:number-columns-repeated="251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47K RESISTOR, 1/4W</text:p>
          </table:table-cell>
          <table:table-cell table:formula="oooc:=1/100" office:value-type="float" office:value="0.01">
            <text:p><text:s/>$0.01 </text:p>
          </table:table-cell>
          <table:table-cell table:formula="oooc:=[.D20]*[.B20]" office:value-type="float" office:value="0.01">
            <text:p><text:s/>$0.01 </text:p>
          </table:table-cell>
          <table:table-cell table:number-columns-repeated="251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0" office:value-type="string">
            <text:p>IR PHOTOTRANSISTOR</text:p>
          </table:table-cell>
          <table:table-cell office:value-type="float" office:value="0.91">
            <text:p><text:s/>$0.91 </text:p>
          </table:table-cell>
          <table:table-cell table:formula="oooc:=[.D21]*[.B21]" office:value-type="float" office:value="0.91">
            <text:p><text:s/>$0.91 </text:p>
          </table:table-cell>
          <table:table-cell office:value-type="string">
            <text:p>DIGIKEY OP599A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21" office:value-type="string">
            <text:p>5mm LED HOLDER</text:p>
          </table:table-cell>
          <table:table-cell table:style-name="ce34" table:formula="oooc:=1.49/3" office:value-type="float" office:value="0.496666666666667">
            <text:p><text:s/>$0.50 </text:p>
          </table:table-cell>
          <table:table-cell table:style-name="ce34" table:formula="oooc:=[.D22]*[.B22]" office:value-type="float" office:value="0.496666666666667">
            <text:p><text:s/>$0.50 </text:p>
          </table:table-cell>
          <table:table-cell table:style-name="ce46" office:value-type="string">
            <text:p>RADIO SHACK, 276-079</text:p>
          </table:table-cell>
          <table:table-cell table:number-columns-repeated="250"/>
        </table:table-row>
        <table:table-row table:style-name="ro2">
          <table:table-cell table:style-name="ce1"/>
          <table:table-cell table:style-name="ce8"/>
          <table:table-cell table:style-name="ce22"/>
          <table:table-cell table:style-name="ce35" table:number-columns-repeated="2"/>
          <table:table-cell table:style-name="ce8"/>
          <table:table-cell table:style-name="ce1" table:number-columns-repeated="250"/>
        </table:table-row>
        <table:table-row table:style-name="ro3">
          <table:table-cell table:style-name="ce2"/>
          <table:table-cell table:style-name="ce9" office:value-type="string">
            <text:p>CONTROLLER BOARD</text:p>
          </table:table-cell>
          <table:table-cell table:style-name="ce23"/>
          <table:table-cell table:style-name="ce36" table:number-columns-repeated="2"/>
          <table:table-cell table:style-name="ce47"/>
          <table:table-cell table:style-name="ce2" table:number-columns-repeated="250"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24" office:value-type="string">
            <text:p>PROTOBOARD</text:p>
          </table:table-cell>
          <table:table-cell table:style-name="ce32" office:value-type="float" office:value="0.99">
            <text:p><text:s/>$0.99 </text:p>
          </table:table-cell>
          <table:table-cell table:style-name="ce32" table:formula="oooc:=[.D25]*[.B25]" office:value-type="float" office:value="0.99">
            <text:p><text:s/>$0.99 </text:p>
          </table:table-cell>
          <table:table-cell table:style-name="ce44" office:value-type="string">
            <text:p>BG <text:s/>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MEGA168</text:p>
          </table:table-cell>
          <table:table-cell office:value-type="float" office:value="4.11">
            <text:p><text:s/>$4.11 </text:p>
          </table:table-cell>
          <table:table-cell table:formula="oooc:=[.D26]*[.B26]" office:value-type="float" office:value="4.11">
            <text:p><text:s/>$4.11 </text:p>
          </table:table-cell>
          <table:table-cell office:value-type="string">
            <text:p>DIGIKEY ATMEGA168-20PU-ND</text:p>
          </table:table-cell>
          <table:table-cell table:number-columns-repeated="250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office:value-type="string">
            <text:p>8x2 Character LCD, Blue</text:p>
          </table:table-cell>
          <table:table-cell table:style-name="ce37" office:value-type="float" office:value="8.59">
            <text:p><text:s/>$8.59 </text:p>
          </table:table-cell>
          <table:table-cell table:style-name="ce37" table:formula="oooc:=[.D27]*[.B27]" office:value-type="float" office:value="8.59">
            <text:p><text:s/>$8.59 </text:p>
          </table:table-cell>
          <table:table-cell table:style-name="ce48" office:value-type="string">
            <text:p>CRYSTALFONTZ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DIP28 SOCKET</text:p>
          </table:table-cell>
          <table:table-cell table:style-name="ce37" office:value-type="float" office:value="0.15">
            <text:p><text:s/>$0.15 </text:p>
          </table:table-cell>
          <table:table-cell table:style-name="ce37" table:formula="oooc:=[.D28]*[.B28]" office:value-type="float" office:value="0.15">
            <text:p><text:s/>$0.15 </text:p>
          </table:table-cell>
          <table:table-cell table:style-name="ce48" office:value-type="string">
            <text:p>JAMECO 689961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SN754410 QUAD HALF H-BRIDGE</text:p>
          </table:table-cell>
          <table:table-cell office:value-type="float" office:value="1.65">
            <text:p><text:s/>$1.65 </text:p>
          </table:table-cell>
          <table:table-cell table:formula="oooc:=[.D29]*[.B29]" office:value-type="float" office:value="1.65">
            <text:p><text:s/>$1.65 </text:p>
          </table:table-cell>
          <table:table-cell office:value-type="string">
            <text:p>DIGIKEY 296-9911-5-ND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DIP16 SOCKET</text:p>
          </table:table-cell>
          <table:table-cell office:value-type="float" office:value="0.16">
            <text:p><text:s/>$0.16 </text:p>
          </table:table-cell>
          <table:table-cell table:formula="oooc:=[.D30]*[.B30]" office:value-type="float" office:value="0.16">
            <text:p><text:s/>$0.16 </text:p>
          </table:table-cell>
          <table:table-cell office:value-type="string">
            <text:p>JAMECO 112222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6" office:value-type="string">
            <text:p>LM2940 5V LDO REGULATOR</text:p>
          </table:table-cell>
          <table:table-cell office:value-type="float" office:value="0.94">
            <text:p><text:s/>$0.94 </text:p>
          </table:table-cell>
          <table:table-cell table:formula="oooc:=[.D31]*[.B31]" office:value-type="float" office:value="0.94">
            <text:p><text:s/>$0.94 </text:p>
          </table:table-cell>
          <table:table-cell office:value-type="string">
            <text:p>JAMECO 897381 (@QTY 10)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ERMINAL BLOCK, 5MM, 2POS</text:p>
          </table:table-cell>
          <table:table-cell office:value-type="float" office:value="0.42">
            <text:p><text:s/>$0.42 </text:p>
          </table:table-cell>
          <table:table-cell table:formula="oooc:=[.D32]*[.B32]" office:value-type="float" office:value="0.42">
            <text:p><text:s/>$0.42 </text:p>
          </table:table-cell>
          <table:table-cell office:value-type="string">
            <text:p>DIGIKEY ED1601-ND (@QTY 10)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SPST TACTILE PUSHBUTTON, RUN</text:p>
          </table:table-cell>
          <table:table-cell office:value-type="float" office:value="0.15">
            <text:p><text:s/>$0.15 </text:p>
          </table:table-cell>
          <table:table-cell table:formula="oooc:=[.D33]*[.B33]" office:value-type="float" office:value="0.15">
            <text:p><text:s/>$0.15 </text:p>
          </table:table-cell>
          <table:table-cell office:value-type="string">
            <text:p>ALL ELECTRONICS MPB-38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47uF 25V CAPACITOR, ELECTROLYTIC</text:p>
          </table:table-cell>
          <table:table-cell office:value-type="float" office:value="0.102">
            <text:p><text:s/>$0.10 </text:p>
          </table:table-cell>
          <table:table-cell table:formula="oooc:=[.D34]*[.B34]" office:value-type="float" office:value="0.204">
            <text:p><text:s/>$0.20 </text:p>
          </table:table-cell>
          <table:table-cell table:style-name="ce49" office:value-type="string">
            <text:p>DIGIKEY P834-ND</text:p>
          </table:table-cell>
          <table:table-cell table:number-columns-repeated="250"/>
        </table:table-row>
        <table:table-row table:style-name="ro4">
          <table:table-cell/>
          <table:table-cell table:style-name="ce10" office:value-type="float" office:value="1">
            <text:p>1</text:p>
          </table:table-cell>
          <table:table-cell office:value-type="string">
            <text:p>0.1uF 25V CAPACITOR</text:p>
          </table:table-cell>
          <table:table-cell table:style-name="ce37" office:value-type="float" office:value="0.15">
            <text:p><text:s/>$0.15 </text:p>
          </table:table-cell>
          <table:table-cell table:style-name="ce37" table:formula="oooc:=[.D35]*[.B35]" office:value-type="float" office:value="0.15">
            <text:p><text:s/>$0.15 </text:p>
          </table:table-cell>
          <table:table-cell table:style-name="ce48" office:value-type="string">
            <text:p>JAMECO 151116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2x8 FEMALE HEADER, 0.100”</text:p>
          </table:table-cell>
          <table:table-cell table:style-name="ce37" office:value-type="float" office:value="0.89">
            <text:p><text:s/>$0.89 </text:p>
          </table:table-cell>
          <table:table-cell table:style-name="ce37" table:formula="oooc:=[.D36]*[.B36]" office:value-type="float" office:value="0.89">
            <text:p><text:s/>$0.89 </text:p>
          </table:table-cell>
          <table:table-cell office:value-type="string">
            <text:p>JAMECO 70720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2x25 MALE HEADER, 0.100”</text:p>
          </table:table-cell>
          <table:table-cell table:style-name="ce37" office:value-type="float" office:value="0.76">
            <text:p><text:s/>$0.76 </text:p>
          </table:table-cell>
          <table:table-cell table:style-name="ce37" table:formula="oooc:=[.D37]*[.B37]" office:value-type="float" office:value="0.76">
            <text:p><text:s/>$0.76 </text:p>
          </table:table-cell>
          <table:table-cell office:value-type="string">
            <text:p>JAMECO 53560</text:p>
          </table:table-cell>
          <table:table-cell table:number-columns-repeated="250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12” LEAD (HITEC)</text:p>
          </table:table-cell>
          <table:table-cell table:style-name="ce37" office:value-type="float" office:value="0.99">
            <text:p><text:s/>$0.99 </text:p>
          </table:table-cell>
          <table:table-cell table:style-name="ce37" table:formula="oooc:=[.D38]*[.B38]" office:value-type="float" office:value="2.97">
            <text:p><text:s/>$2.97 </text:p>
          </table:table-cell>
          <table:table-cell office:value-type="string">
            <text:p>SERVO CITY MSL2412S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float" office:value="7">
            <text:p>7</text:p>
          </table:table-cell>
          <table:table-cell table:style-name="ce28" office:value-type="string">
            <text:p>22GA WIRE, FT</text:p>
          </table:table-cell>
          <table:table-cell table:style-name="ce38" table:formula="oooc:=7.05/100" office:value-type="float" office:value="0.0705">
            <text:p><text:s/>$0.07 </text:p>
          </table:table-cell>
          <table:table-cell table:style-name="ce38" table:formula="oooc:=[.D39]*[.B39]" office:value-type="float" office:value="0.4935">
            <text:p><text:s/>$0.49 </text:p>
          </table:table-cell>
          <table:table-cell table:style-name="ce50" office:value-type="string">
            <text:p>JAMECO 36768 (BLUE) ($7.05/100ft)</text:p>
          </table:table-cell>
          <table:table-cell table:number-columns-repeated="250"/>
        </table:table-row>
        <table:table-row table:style-name="ro2">
          <table:table-cell table:style-name="ce1" table:number-columns-repeated="2"/>
          <table:table-cell table:style-name="ce29"/>
          <table:table-cell table:style-name="ce39" table:number-columns-repeated="2"/>
          <table:table-cell table:style-name="ce51"/>
          <table:table-cell table:style-name="ce1" table:number-columns-repeated="250"/>
        </table:table-row>
        <table:table-row table:style-name="ro3">
          <table:table-cell table:style-name="ce2"/>
          <table:table-cell table:style-name="ce4" office:value-type="string">
            <text:p>FAN DRIVER</text:p>
          </table:table-cell>
          <table:table-cell table:style-name="ce30"/>
          <table:table-cell table:style-name="ce40" table:number-columns-repeated="2"/>
          <table:table-cell table:style-name="ce52"/>
          <table:table-cell table:style-name="ce2" table:number-columns-repeated="250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24" office:value-type="string">
            <text:p>TIP31C</text:p>
          </table:table-cell>
          <table:table-cell table:style-name="ce32" office:value-type="float" office:value="0.49">
            <text:p><text:s/>$0.49 </text:p>
          </table:table-cell>
          <table:table-cell table:style-name="ce32" table:formula="oooc:=[.D42]*[.B42]" office:value-type="float" office:value="0.98">
            <text:p><text:s/>$0.98 </text:p>
          </table:table-cell>
          <table:table-cell table:style-name="ce44" office:value-type="string">
            <text:p>JAMECO 179354</text:p>
          </table:table-cell>
          <table:table-cell table:number-columns-repeated="250"/>
        </table:table-row>
        <table:table-row table:style-name="ro4" table:visibility="collapse">
          <table:table-cell/>
          <table:table-cell table:style-name="ce11"/>
          <table:table-cell table:style-name="ce25" office:value-type="string">
            <text:p>9V BATTERY HOLDER</text:p>
          </table:table-cell>
          <table:table-cell table:formula="oooc:=0.99/2" office:value-type="float" office:value="0.495">
            <text:p><text:s/>$0.50 </text:p>
          </table:table-cell>
          <table:table-cell table:formula="oooc:=[.D43]*[.B43]" office:value-type="float" office:value="0">
            <text:p><text:s/>$- </text:p>
          </table:table-cell>
          <table:table-cell table:style-name="ce49" office:value-type="string">
            <text:p>RADIO SHACK 270-326 (0.99/2)</text:p>
          </table:table-cell>
          <table:table-cell table:number-columns-repeated="250"/>
        </table:table-row>
        <table:table-row table:style-name="ro4">
          <table:table-cell/>
          <table:table-cell table:style-name="ce11" office:value-type="float" office:value="1">
            <text:p>1</text:p>
          </table:table-cell>
          <table:table-cell office:value-type="string">
            <text:p>HEAVY DUTY 9V SNAP CONNECTOR</text:p>
          </table:table-cell>
          <table:table-cell table:formula="oooc:=2.69/5" office:value-type="float" office:value="0.538">
            <text:p><text:s/>$0.54 </text:p>
          </table:table-cell>
          <table:table-cell table:formula="oooc:=[.D44]*[.B44]" office:value-type="float" office:value="0.538">
            <text:p><text:s/>$0.54 </text:p>
          </table:table-cell>
          <table:table-cell table:style-name="ce49" office:value-type="string">
            <text:p>RADIO SHACK 270-324 (2.69/5)</text:p>
          </table:table-cell>
          <table:table-cell table:number-columns-repeated="250"/>
        </table:table-row>
        <table:table-row table:style-name="ro4">
          <table:table-cell/>
          <table:table-cell table:style-name="ce11" office:value-type="float" office:value="1">
            <text:p>1</text:p>
          </table:table-cell>
          <table:table-cell office:value-type="string">
            <text:p>9V BATTERY <text:s/></text:p>
          </table:table-cell>
          <table:table-cell office:value-type="float" office:value="1">
            <text:p><text:s/>$1.00 </text:p>
          </table:table-cell>
          <table:table-cell office:value-type="float" office:value="2">
            <text:p><text:s/>$2.00 </text:p>
          </table:table-cell>
          <table:table-cell table:style-name="ce49" office:value-type="string">
            <text:p>WALMART</text:p>
          </table:table-cell>
          <table:table-cell table:number-columns-repeated="250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28" office:value-type="string">
            <text:p>DUCTED FAN, 7.2v</text:p>
          </table:table-cell>
          <table:table-cell table:style-name="ce34" office:value-type="float" office:value="11.73">
            <text:p><text:s/>$11.73 </text:p>
          </table:table-cell>
          <table:table-cell table:style-name="ce34" table:formula="oooc:=[.D46]*[.B46]" office:value-type="float" office:value="11.73">
            <text:p><text:s/>$11.73 </text:p>
          </table:table-cell>
          <table:table-cell table:style-name="ce53" office:value-type="string">
            <text:p>TOWER LXHHP2</text:p>
          </table:table-cell>
          <table:table-cell table:number-columns-repeated="250"/>
        </table:table-row>
        <table:table-row table:style-name="ro2">
          <table:table-cell table:style-name="ce1"/>
          <table:table-cell table:style-name="ce13"/>
          <table:table-cell table:style-name="ce31"/>
          <table:table-cell table:style-name="ce35" table:number-columns-repeated="2"/>
          <table:table-cell table:style-name="ce13"/>
          <table:table-cell table:style-name="ce1" table:number-columns-repeated="250"/>
        </table:table-row>
        <table:table-row table:style-name="ro3">
          <table:table-cell table:style-name="ce2"/>
          <table:table-cell table:style-name="ce14" office:value-type="string">
            <text:p>POWER</text:p>
          </table:table-cell>
          <table:table-cell table:style-name="ce30"/>
          <table:table-cell table:style-name="ce41" table:number-columns-repeated="3"/>
          <table:table-cell table:style-name="ce2" table:number-columns-repeated="250"/>
        </table:table-row>
        <table:table-row table:style-name="ro4">
          <table:table-cell/>
          <table:table-cell table:style-name="ce15" office:value-type="float" office:value="1">
            <text:p>1</text:p>
          </table:table-cell>
          <table:table-cell table:style-name="ce24" office:value-type="string">
            <text:p>7.2V CONNECTOR</text:p>
          </table:table-cell>
          <table:table-cell table:style-name="ce32" office:value-type="float" office:value="2.29">
            <text:p><text:s/>$2.29 </text:p>
          </table:table-cell>
          <table:table-cell table:style-name="ce32" table:formula="oooc:=[.D49]*[.B49]" office:value-type="float" office:value="2.29">
            <text:p><text:s/>$2.29 </text:p>
          </table:table-cell>
          <table:table-cell table:style-name="ce54" office:value-type="string">
            <text:p>TOWER LXD169</text:p>
          </table:table-cell>
          <table:table-cell table:number-columns-repeated="250"/>
        </table:table-row>
        <table:table-row table:style-name="ro4">
          <table:table-cell/>
          <table:table-cell table:style-name="ce11" office:value-type="float" office:value="1">
            <text:p>1</text:p>
          </table:table-cell>
          <table:table-cell table:style-name="ce20" office:value-type="string">
            <text:p>POWER SWITCH, SPST, W/ SCREWS</text:p>
          </table:table-cell>
          <table:table-cell table:formula="oooc:=5.99/6" office:value-type="float" office:value="0.998333333333333">
            <text:p><text:s/>$1.00 </text:p>
          </table:table-cell>
          <table:table-cell table:formula="oooc:=[.D50]*[.B50]" office:value-type="float" office:value="0.998333333333333">
            <text:p><text:s/>$1.00 </text:p>
          </table:table-cell>
          <table:table-cell table:style-name="ce49" office:value-type="string">
            <text:p>RADIO SHACK 275-0327 (5.99/6)</text:p>
          </table:table-cell>
          <table:table-cell table:number-columns-repeated="250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28" office:value-type="string">
            <text:p>7.2V 2000mAH DURATRAX PIRAHNA</text:p>
          </table:table-cell>
          <table:table-cell table:style-name="ce34" office:value-type="float" office:value="14.99">
            <text:p><text:s/>$14.99 </text:p>
          </table:table-cell>
          <table:table-cell table:style-name="ce34" table:formula="oooc:=[.D51]*[.B51]" office:value-type="float" office:value="14.99">
            <text:p><text:s/>$14.99 </text:p>
          </table:table-cell>
          <table:table-cell table:style-name="ce53" office:value-type="string">
            <text:p>TOWER</text:p>
          </table:table-cell>
          <table:table-cell table:number-columns-repeated="250"/>
        </table:table-row>
        <table:table-row table:style-name="ro4">
          <table:table-cell/>
          <table:table-cell table:style-name="Default" table:number-columns-repeated="2"/>
          <table:table-cell/>
          <table:table-cell table:formula="oooc:=SUM([.E4:.E51])" office:value-type="float" office:value="118.3905">
            <text:p><text:s/>$118.39 </text:p>
          </table:table-cell>
          <table:table-cell table:style-name="Default"/>
          <table:table-cell table:number-columns-repeated="250"/>
        </table:table-row>
        <table:table-row table:style-name="ro4">
          <table:table-cell/>
          <table:table-cell table:style-name="Default" table:number-columns-repeated="2"/>
          <table:table-cell table:style-name="ce42"/>
          <table:table-cell table:style-name="ce43"/>
          <table:table-cell table:style-name="Default"/>
          <table:table-cell table:number-columns-repeated="250"/>
        </table:table-row>
        <table:table-row table:style-name="ro5" table:number-rows-repeated="3">
          <table:table-cell/>
          <table:table-cell table:style-name="ce16"/>
          <table:table-cell table:style-name="Default" table:number-columns-repeated="4"/>
          <table:table-cell table:number-columns-repeated="250"/>
        </table:table-row>
        <table:table-row table:style-name="ro5">
          <table:table-cell/>
          <table:table-cell table:style-name="ce17"/>
          <table:table-cell table:style-name="Default" table:number-columns-repeated="4"/>
          <table:table-cell table:number-columns-repeated="250"/>
        </table:table-row>
        <table:table-row table:style-name="ro5">
          <table:table-cell/>
          <table:table-cell table:style-name="ce16"/>
          <table:table-cell table:style-name="Default" table:number-columns-repeated="4"/>
          <table:table-cell table:number-columns-repeated="250"/>
        </table:table-row>
        <table:table-row table:style-name="ro4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/>
          <table:table-cell table:style-name="ce16"/>
          <table:table-cell table:style-name="Default" table:number-columns-repeated="4"/>
          <table:table-cell table:number-columns-repeated="250"/>
        </table:table-row>
        <table:table-row table:style-name="ro4">
          <table:table-cell/>
          <table:table-cell table:style-name="ce16"/>
          <table:table-cell table:style-name="Default" table:number-columns-repeated="4"/>
          <table:table-cell table:number-columns-repeated="250"/>
        </table:table-row>
      </table:table>
      <table:table table:name="IO USAG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PB0</text:p>
          </table:table-cell>
          <table:table-cell/>
          <table:table-cell office:value-type="string">
            <text:p>E</text:p>
          </table:table-cell>
        </table:table-row>
        <table:table-row table:style-name="ro4">
          <table:table-cell/>
          <table:table-cell office:value-type="string">
            <text:p>PB1 (OC1A)</text:p>
          </table:table-cell>
          <table:table-cell office:value-type="string">
            <text:p>Pan Servo</text:p>
          </table:table-cell>
          <table:table-cell/>
        </table:table-row>
        <table:table-row table:style-name="ro4">
          <table:table-cell/>
          <table:table-cell office:value-type="string">
            <text:p>PB2 (OC1B)</text:p>
          </table:table-cell>
          <table:table-cell/>
          <table:table-cell office:value-type="string">
            <text:p>Fan</text:p>
          </table:table-cell>
        </table:table-row>
        <table:table-row table:style-name="ro4">
          <table:table-cell/>
          <table:table-cell table:style-name="ce55" office:value-type="string">
            <text:p>PB3 (MOSI)</text:p>
          </table:table-cell>
          <table:table-cell table:style-name="ce55"/>
          <table:table-cell table:style-name="ce55" office:value-type="string">
            <text:p>R/S</text:p>
          </table:table-cell>
        </table:table-row>
        <table:table-row table:style-name="ro4">
          <table:table-cell/>
          <table:table-cell table:style-name="ce27" office:value-type="string">
            <text:p>PB4 (MISO)</text:p>
          </table:table-cell>
          <table:table-cell table:style-name="ce27"/>
          <table:table-cell table:style-name="ce27" office:value-type="string">
            <text:p>D4</text:p>
          </table:table-cell>
        </table:table-row>
        <table:table-row table:style-name="ro4">
          <table:table-cell/>
          <table:table-cell table:style-name="ce55" office:value-type="string">
            <text:p>PB5 (SCK)</text:p>
          </table:table-cell>
          <table:table-cell table:style-name="ce55"/>
          <table:table-cell table:style-name="ce55" office:value-type="string">
            <text:p>D5</text:p>
          </table:table-cell>
        </table:table-row>
        <table:table-row table:style-name="ro4">
          <table:table-cell/>
          <table:table-cell table:style-name="ce55" office:value-type="string">
            <text:p>PB6</text:p>
          </table:table-cell>
          <table:table-cell table:style-name="ce55"/>
          <table:table-cell table:style-name="ce55" office:value-type="string">
            <text:p>D6</text:p>
          </table:table-cell>
        </table:table-row>
        <table:table-row table:style-name="ro4">
          <table:table-cell/>
          <table:table-cell table:style-name="ce55" office:value-type="string">
            <text:p>PB7</text:p>
          </table:table-cell>
          <table:table-cell table:style-name="ce55"/>
          <table:table-cell table:style-name="ce55" office:value-type="string">
            <text:p>D7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PC0</text:p>
          </table:table-cell>
          <table:table-cell office:value-type="string">
            <text:p>IR Ranger</text:p>
          </table:table-cell>
          <table:table-cell/>
        </table:table-row>
        <table:table-row table:style-name="ro4">
          <table:table-cell/>
          <table:table-cell office:value-type="string">
            <text:p>PC1</text:p>
          </table:table-cell>
          <table:table-cell office:value-type="string">
            <text:p>Photodiode (L)</text:p>
          </table:table-cell>
          <table:table-cell/>
        </table:table-row>
        <table:table-row table:style-name="ro4">
          <table:table-cell/>
          <table:table-cell office:value-type="string">
            <text:p>PC2</text:p>
          </table:table-cell>
          <table:table-cell office:value-type="string">
            <text:p>Photodiode (R) </text:p>
          </table:table-cell>
          <table:table-cell/>
        </table:table-row>
        <table:table-row table:style-name="ro4">
          <table:table-cell/>
          <table:table-cell office:value-type="string">
            <text:p>PC3</text:p>
          </table:table-cell>
          <table:table-cell office:value-type="string">
            <text:p>UV sensor</text:p>
          </table:table-cell>
          <table:table-cell/>
        </table:table-row>
        <table:table-row table:style-name="ro4">
          <table:table-cell/>
          <table:table-cell office:value-type="string">
            <text:p>PC4</text:p>
          </table:table-cell>
          <table:table-cell office:value-type="string">
            <text:p>Right Encoder B</text:p>
          </table:table-cell>
          <table:table-cell/>
        </table:table-row>
        <table:table-row table:style-name="ro4">
          <table:table-cell/>
          <table:table-cell office:value-type="string">
            <text:p>PC5</text:p>
          </table:table-cell>
          <table:table-cell office:value-type="string">
            <text:p>Left Encoder 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PD0 (RXD)</text:p>
          </table:table-cell>
          <table:table-cell office:value-type="string">
            <text:p>GO</text:p>
          </table:table-cell>
          <table:table-cell/>
        </table:table-row>
        <table:table-row table:style-name="ro4">
          <table:table-cell/>
          <table:table-cell office:value-type="string">
            <text:p>PD1(TXD)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PD2 (INT0)</text:p>
          </table:table-cell>
          <table:table-cell office:value-type="string">
            <text:p>Right Encoder A</text:p>
          </table:table-cell>
          <table:table-cell/>
        </table:table-row>
        <table:table-row table:style-name="ro4">
          <table:table-cell/>
          <table:table-cell office:value-type="string">
            <text:p>PD3 (INT1)</text:p>
          </table:table-cell>
          <table:table-cell office:value-type="string">
            <text:p>Left Encoder A</text:p>
          </table:table-cell>
          <table:table-cell/>
        </table:table-row>
        <table:table-row table:style-name="ro4">
          <table:table-cell/>
          <table:table-cell office:value-type="string">
            <text:p>PD4</text:p>
          </table:table-cell>
          <table:table-cell office:value-type="string">
            <text:p>Right Direction</text:p>
          </table:table-cell>
          <table:table-cell/>
        </table:table-row>
        <table:table-row table:style-name="ro4">
          <table:table-cell/>
          <table:table-cell office:value-type="string">
            <text:p>PD5 (OC0B)</text:p>
          </table:table-cell>
          <table:table-cell office:value-type="string">
            <text:p>Left PWM</text:p>
          </table:table-cell>
          <table:table-cell/>
        </table:table-row>
        <table:table-row table:style-name="ro4">
          <table:table-cell/>
          <table:table-cell office:value-type="string">
            <text:p>PD6 (OC0A)</text:p>
          </table:table-cell>
          <table:table-cell office:value-type="string">
            <text:p>Right PWM</text:p>
          </table:table-cell>
          <table:table-cell/>
        </table:table-row>
        <table:table-row table:style-name="ro4">
          <table:table-cell/>
          <table:table-cell office:value-type="string">
            <text:p>PD7</text:p>
          </table:table-cell>
          <table:table-cell office:value-type="string">
            <text:p>Left Direc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table:style-name="ce56"/>
          <table:table-cell/>
        </table:table-row>
      </table:table>
      <table:table table:name="Sheet3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4">
          <table:table-cell table:number-columns-repeated="6"/>
        </table:table-row>
        <table:table-row table:style-name="ro4">
          <table:table-cell/>
          <table:table-cell table:style-name="ce57" office:value-type="string">
            <text:p>Timer Calcula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CLOCK</text:p>
          </table:table-cell>
          <table:table-cell office:value-type="float" office:value="14745600">
            <text:p>14745600</text:p>
          </table:table-cell>
          <table:table-cell office:value-type="float" office:value="8000000">
            <text:p>8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CR1</text:p>
          </table:table-cell>
          <table:table-cell office:value-type="float" office:value="5760">
            <text:p>5760</text:p>
          </table:table-cell>
          <table:table-cell office:value-type="float" office:value="3124">
            <text:p>3124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P</text:p>
          </table:table-cell>
          <table:table-cell table:formula="oooc:=[.D4]*[.D7]" office:value-type="float" office:value="230360.006943239">
            <text:p>230360.01</text:p>
          </table:table-cell>
          <table:table-cell table:formula="oooc:=[.E4]*[.E7]" office:value-type="float" office:value="124960">
            <text:p>124960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FPWM </text:p>
          </table:table-cell>
          <table:table-cell table:formula="oooc:=[.D3]/(64*(1+[.D4]))" office:value-type="float" office:value="39.993056760979">
            <text:p>39.99</text:p>
          </table:table-cell>
          <table:table-cell table:formula="oooc:=[.E3]/(64*(1+[.E4]))" office:value-type="float" office:value="40">
            <text:p>4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ENTER</text:p>
          </table:table-cell>
          <table:table-cell office:value-type="float" office:value="346">
            <text:p>34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ENTER ms</text:p>
          </table:table-cell>
          <table:table-cell table:formula="oooc:=([.D8]/[.D5])*1000000" office:value-type="float" office:value="1501.99682918596">
            <text:p>1502</text:p>
          </table:table-cell>
          <table:table-cell table:formula="oooc:=([.E8]/[.E5])*1000000" office:value-type="float" office:value="1504.4814340589">
            <text:p>1504.48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FT</text:p>
          </table:table-cell>
          <table:table-cell office:value-type="float" office:value="230">
            <text:p>230</text:p>
          </table:table-cell>
          <table:table-cell office:value-type="float" office:value="125">
            <text:p>125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FT ms</text:p>
          </table:table-cell>
          <table:table-cell table:formula="oooc:=([.D10]/[.D5])*1000000" office:value-type="float" office:value="998.437198591821">
            <text:p>998.44</text:p>
          </table:table-cell>
          <table:table-cell table:formula="oooc:=([.E10]/[.E5])*1000000" office:value-type="float" office:value="1000.32010243278">
            <text:p>1000.32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IGHT</text:p>
          </table:table-cell>
          <table:table-cell office:value-type="float" office:value="461">
            <text:p>46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IGHT ms</text:p>
          </table:table-cell>
          <table:table-cell table:formula="oooc:=([.D12]/[.D5])*1000000" office:value-type="float" office:value="2001.21542848187">
            <text:p>2001.22</text:p>
          </table:table-cell>
          <table:table-cell table:formula="oooc:=([.E12]/[.E5])*1000000" office:value-type="float" office:value="2000.64020486556">
            <text:p>2000.64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90 Degrees</text:p>
          </table:table-cell>
          <table:table-cell table:formula="oooc:=2.5*90" office:value-type="float" office:value="225">
            <text:p>225</text:p>
          </table:table-cell>
          <table:table-cell table:formula="oooc:=1.25*90" office:value-type="float" office:value="112.5">
            <text:p>112.5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FT</text:p>
          </table:table-cell>
          <table:table-cell table:formula="oooc:=[.D8]-[.D15]" office:value-type="float" office:value="121">
            <text:p>121</text:p>
          </table:table-cell>
          <table:table-cell table:formula="oooc:=[.E8]-[.E15]" office:value-type="float" office:value="75.5">
            <text:p>75.5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FT ms</text:p>
          </table:table-cell>
          <table:table-cell table:formula="oooc:=([.D16]/[.D5])*1000000" office:value-type="float" office:value="525.264787085262">
            <text:p>525.26</text:p>
          </table:table-cell>
          <table:table-cell table:formula="oooc:=([.E16]/[.E5])*1000000" office:value-type="float" office:value="604.193341869398">
            <text:p>604.19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IGHT</text:p>
          </table:table-cell>
          <table:table-cell table:formula="oooc:=[.D8]+[.D15]" office:value-type="float" office:value="571">
            <text:p>571</text:p>
          </table:table-cell>
          <table:table-cell table:formula="oooc:=[.E8]+[.E15]" office:value-type="float" office:value="300.5">
            <text:p>300.5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IGHT ms</text:p>
          </table:table-cell>
          <table:table-cell table:formula="oooc:=([.D18]/[.D5])*1000000" office:value-type="float" office:value="2478.72887128665">
            <text:p>2478.73</text:p>
          </table:table-cell>
          <table:table-cell table:formula="oooc:=([.E18]/[.E5])*1000000" office:value-type="float" office:value="2404.7695262484">
            <text:p>2404.77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style-name="ce57" office:value-type="string">
            <text:p>Encoder Calcula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CPR</text:p>
          </table:table-cell>
          <table:table-cell table:formula="oooc:=100*30" office:value-type="float" office:value="3000">
            <text:p>3000</text:p>
          </table:table-cell>
          <table:table-cell office:value-type="float" office:value="141">
            <text:p>141</text:p>
          </table:table-cell>
          <table:table-cell office:value-type="float" office:value="176">
            <text:p>176</text:p>
          </table:table-cell>
        </table:table-row>
        <table:table-row table:style-name="ro4">
          <table:table-cell table:number-columns-repeated="2"/>
          <table:table-cell office:value-type="string">
            <text:p>WHEELS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</table:table-row>
        <table:table-row table:style-name="ro4">
          <table:table-cell table:number-columns-repeated="2"/>
          <table:table-cell office:value-type="string">
            <text:p>WHEEL CIRCUM</text:p>
          </table:table-cell>
          <table:table-cell table:formula="oooc:=[.D23]*3.14" office:value-type="float" office:value="7.85">
            <text:p>7.85</text:p>
          </table:table-cell>
          <table:table-cell table:formula="oooc:=[.E23]*3.14" office:value-type="float" office:value="8.635">
            <text:p>8.64</text:p>
          </table:table-cell>
          <table:table-cell table:formula="oooc:=[.F23]*3.14" office:value-type="float" office:value="10.99">
            <text:p>10.99</text:p>
          </table:table-cell>
        </table:table-row>
        <table:table-row table:style-name="ro4">
          <table:table-cell table:number-columns-repeated="2"/>
          <table:table-cell office:value-type="string">
            <text:p>TURN CIRCUM</text:p>
          </table:table-cell>
          <table:table-cell table:formula="oooc:=3.14*7" office:value-type="float" office:value="21.98">
            <text:p>21.98</text:p>
          </table:table-cell>
          <table:table-cell table:formula="oooc:=3.14*6.5" office:value-type="float" office:value="20.41">
            <text:p>20.41</text:p>
          </table:table-cell>
          <table:table-cell table:formula="oooc:=3.14*7" office:value-type="float" office:value="21.98">
            <text:p>21.98</text:p>
          </table:table-cell>
        </table:table-row>
        <table:table-row table:style-name="ro4">
          <table:table-cell table:number-columns-repeated="2"/>
          <table:table-cell office:value-type="string">
            <text:p>COUNTS PER INCH</text:p>
          </table:table-cell>
          <table:table-cell table:formula="oooc:=[.D22]/[.D24]" office:value-type="float" office:value="382.165605095541">
            <text:p>382.17</text:p>
          </table:table-cell>
          <table:table-cell table:formula="oooc:=[.E22]/[.E24]" office:value-type="float" office:value="16.3288940359004">
            <text:p>16.33</text:p>
          </table:table-cell>
          <table:table-cell table:formula="oooc:=[.F22]/[.F24]" office:value-type="float" office:value="16.0145586897179">
            <text:p>16.01</text:p>
          </table:table-cell>
        </table:table-row>
        <table:table-row table:style-name="ro4">
          <table:table-cell table:number-columns-repeated="2"/>
          <table:table-cell office:value-type="string">
            <text:p>DIST/COUNT</text:p>
          </table:table-cell>
          <table:table-cell table:formula="oooc:=[.D24]/[.D22]" office:value-type="float" office:value="0.00261666666666667">
            <text:p>0</text:p>
          </table:table-cell>
          <table:table-cell table:formula="oooc:=[.E24]/[.E22]" office:value-type="float" office:value="0.061241134751773">
            <text:p>0.06</text:p>
          </table:table-cell>
          <table:table-cell table:formula="oooc:=[.F24]/[.F22]" office:value-type="float" office:value="0.0624431818181818">
            <text:p>0.06</text:p>
          </table:table-cell>
        </table:table-row>
        <table:table-row table:style-name="ro4">
          <table:table-cell table:number-columns-repeated="2"/>
          <table:table-cell office:value-type="string">
            <text:p>DIST/90 DEGREES</text:p>
          </table:table-cell>
          <table:table-cell table:formula="oooc:=[.D25]/4" office:value-type="float" office:value="5.495">
            <text:p>5.5</text:p>
          </table:table-cell>
          <table:table-cell table:formula="oooc:=[.E25]/4" office:value-type="float" office:value="5.1025">
            <text:p>5.1</text:p>
          </table:table-cell>
          <table:table-cell table:formula="oooc:=[.F25]/4" office:value-type="float" office:value="5.495">
            <text:p>5.5</text:p>
          </table:table-cell>
        </table:table-row>
        <table:table-row table:style-name="ro4">
          <table:table-cell table:number-columns-repeated="2"/>
          <table:table-cell office:value-type="string">
            <text:p>COUNTS 90 DEG</text:p>
          </table:table-cell>
          <table:table-cell table:formula="oooc:=[.D28]/[.D27]" office:value-type="float" office:value="2100">
            <text:p>2100</text:p>
          </table:table-cell>
          <table:table-cell table:formula="oooc:=[.E28]/[.E27]" office:value-type="float" office:value="83.3181818181818">
            <text:p>83.32</text:p>
          </table:table-cell>
          <table:table-cell table:formula="oooc:=[.F28]/[.F27]" office:value-type="float" office:value="88">
            <text:p>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8" number:min-integer-digits="1"/>
    </number:number-style>
    <number:number-style style:name="N126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22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ael Ferguson</meta:initial-creator>
    <meta:creation-date>2008-12-28T02:53:16</meta:creation-date>
    <dc:creator>Michael Ferguson</dc:creator>
    <dc:date>2009-04-03T22:14:38</dc:date>
    <meta:printed-by>Michael Ferguson</meta:printed-by>
    <meta:print-date>2008-12-30T21:17:56</meta:print-date>
    <meta:editing-cycles>178</meta:editing-cycles>
    <meta:editing-duration>P1DT10H52M25S</meta:editing-duration>
    <meta:user-defined meta:name="Info 1"/>
    <meta:user-defined meta:name="Info 2"/>
    <meta:user-defined meta:name="Info 3"/>
    <meta:user-defined meta:name="Info 4"/>
    <meta:document-statistic meta:table-count="3" meta:cell-count="327"/>
  </office:meta>
</office:document-meta>
</file>